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f2b03" officeooo:paragraph-rsid="000f2b03"/>
    </style:style>
    <style:style style:name="P2" style:family="paragraph" style:parent-style-name="Heading_20_1">
      <style:text-properties officeooo:rsid="00161c37" officeooo:paragraph-rsid="00161c37"/>
    </style:style>
    <style:style style:name="P3" style:family="paragraph" style:parent-style-name="Heading_20_1">
      <style:text-properties officeooo:rsid="001e1a8f" officeooo:paragraph-rsid="001e1a8f"/>
    </style:style>
    <style:style style:name="P4" style:family="paragraph" style:parent-style-name="Heading_20_1">
      <style:text-properties officeooo:rsid="001fe2c2" officeooo:paragraph-rsid="001fe2c2"/>
    </style:style>
    <style:style style:name="P5" style:family="paragraph" style:parent-style-name="Heading_20_2">
      <style:text-properties officeooo:rsid="000f2b03" officeooo:paragraph-rsid="000f2b03"/>
    </style:style>
    <style:style style:name="P6" style:family="paragraph" style:parent-style-name="Heading_20_2">
      <style:text-properties officeooo:paragraph-rsid="0011b6c3"/>
    </style:style>
    <style:style style:name="P7" style:family="paragraph" style:parent-style-name="Heading_20_2">
      <style:text-properties officeooo:rsid="001e1a8f" officeooo:paragraph-rsid="001e1a8f"/>
    </style:style>
    <style:style style:name="P8" style:family="paragraph" style:parent-style-name="Heading_20_2">
      <style:text-properties officeooo:paragraph-rsid="001e1a8f"/>
    </style:style>
    <style:style style:name="P9" style:family="paragraph" style:parent-style-name="Heading_20_2">
      <style:text-properties officeooo:rsid="001fe2c2" officeooo:paragraph-rsid="001fe2c2"/>
    </style:style>
    <style:style style:name="P10" style:family="paragraph" style:parent-style-name="Heading_20_3">
      <style:text-properties officeooo:rsid="0011b6c3" officeooo:paragraph-rsid="0011b6c3"/>
    </style:style>
    <style:style style:name="P11" style:family="paragraph" style:parent-style-name="Subtitle">
      <style:text-properties officeooo:rsid="000e23ad" officeooo:paragraph-rsid="000e23ad"/>
    </style:style>
    <style:style style:name="P12" style:family="paragraph" style:parent-style-name="Subtitle">
      <style:text-properties officeooo:rsid="00161c37" officeooo:paragraph-rsid="00161c37"/>
    </style:style>
    <style:style style:name="P13" style:family="paragraph" style:parent-style-name="Text_20_body">
      <style:text-properties officeooo:rsid="000e23ad" officeooo:paragraph-rsid="000e23ad"/>
    </style:style>
    <style:style style:name="P14" style:family="paragraph" style:parent-style-name="Text_20_body">
      <style:text-properties officeooo:paragraph-rsid="000f2b03"/>
    </style:style>
    <style:style style:name="P15" style:family="paragraph" style:parent-style-name="Text_20_body">
      <style:text-properties officeooo:paragraph-rsid="0011b6c3"/>
    </style:style>
    <style:style style:name="P16" style:family="paragraph" style:parent-style-name="Text_20_body">
      <style:text-properties officeooo:rsid="0013a62c" officeooo:paragraph-rsid="0013a62c"/>
    </style:style>
    <style:style style:name="P17" style:family="paragraph" style:parent-style-name="Text_20_body">
      <style:text-properties officeooo:rsid="00161c37" officeooo:paragraph-rsid="00161c37"/>
    </style:style>
    <style:style style:name="P18" style:family="paragraph" style:parent-style-name="Text_20_body">
      <style:text-properties officeooo:paragraph-rsid="00161c37"/>
    </style:style>
    <style:style style:name="P19" style:family="paragraph" style:parent-style-name="Text_20_body">
      <style:text-properties officeooo:rsid="0016caf5" officeooo:paragraph-rsid="0016caf5"/>
    </style:style>
    <style:style style:name="P20" style:family="paragraph" style:parent-style-name="Text_20_body">
      <style:text-properties officeooo:rsid="00186336" officeooo:paragraph-rsid="00186336"/>
    </style:style>
    <style:style style:name="P21" style:family="paragraph" style:parent-style-name="Text_20_body">
      <style:text-properties officeooo:rsid="001a78fd" officeooo:paragraph-rsid="001a78fd"/>
    </style:style>
    <style:style style:name="P22" style:family="paragraph" style:parent-style-name="Text_20_body">
      <style:text-properties officeooo:rsid="001c5ef2" officeooo:paragraph-rsid="001c5ef2"/>
    </style:style>
    <style:style style:name="P23" style:family="paragraph" style:parent-style-name="Text_20_body">
      <style:text-properties officeooo:rsid="001d6dbf" officeooo:paragraph-rsid="001d6dbf"/>
    </style:style>
    <style:style style:name="P24" style:family="paragraph" style:parent-style-name="Text_20_body">
      <style:text-properties officeooo:rsid="001e1a8f" officeooo:paragraph-rsid="001e1a8f"/>
    </style:style>
    <style:style style:name="P25" style:family="paragraph" style:parent-style-name="Text_20_body">
      <style:text-properties officeooo:paragraph-rsid="001e1a8f"/>
    </style:style>
    <style:style style:name="P26" style:family="paragraph" style:parent-style-name="Text_20_body">
      <style:text-properties officeooo:rsid="001e95e1" officeooo:paragraph-rsid="001e95e1"/>
    </style:style>
    <style:style style:name="P27" style:family="paragraph" style:parent-style-name="Text_20_body">
      <style:text-properties officeooo:paragraph-rsid="001fe2c2"/>
    </style:style>
    <style:style style:name="P28" style:family="paragraph" style:parent-style-name="Title">
      <style:text-properties officeooo:rsid="000e23ad" officeooo:paragraph-rsid="000e23ad"/>
    </style:style>
    <style:style style:name="T1" style:family="text">
      <style:text-properties officeooo:rsid="0011b6c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a3d33" style:font-style-asian="normal" style:font-style-complex="normal"/>
    </style:style>
    <style:style style:name="T5" style:family="text">
      <style:text-properties fo:font-style="normal" officeooo:rsid="001c5ef2" style:font-style-asian="normal" style:font-style-complex="normal"/>
    </style:style>
    <style:style style:name="T6" style:family="text">
      <style:text-properties fo:font-style="normal" officeooo:rsid="001da725" style:font-style-asian="normal" style:font-style-complex="normal"/>
    </style:style>
    <style:style style:name="T7" style:family="text">
      <style:text-properties officeooo:rsid="001e1a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Electric car taxation</text:p>
      <text:p text:style-name="P11">Background information</text:p>
      <text:p text:style-name="P13"/>
      <text:h text:style-name="P1" text:outline-level="1">Autoalan Tiedotuskeskus</text:h>
      <text:p text:style-name="P14"><text:a xlink:type="simple" xlink:href="https://www.aut.fi/" text:style-name="Internet_20_link" text:visited-style-name="Visited_20_Internet_20_Link">https://www.aut.fi/</text:a> </text:p>
      <text:h text:style-name="P5" text:outline-level="2">Sähköautot eivät ole verotuksen vapaamatkustajia</text:h>
      <text:p text:style-name="P14"><text:a xlink:type="simple" xlink:href="https://www.aut.fi/ajankohtaista/tiedotteet/sahkoautot_eivat_ole_verotuksen_vapaamatkustajia.3552.news" text:style-name="Internet_20_link" text:visited-style-name="Visited_20_Internet_20_Link">https://www.aut.fi/ajankohtaista/tiedotteet/sahkoautot_eivat_ole_verotuksen_vapaamatkustajia.3552.news</text:a></text:p>
      <text:h text:style-name="P6" text:outline-level="2"><text:span text:style-name="T1">Sähköistymisen verotusta ja tutkimuksen tuloksia esittelevä kooste</text:span></text:h>
      <text:h text:style-name="P10" text:outline-level="3">Sähköautojen kysyntä on hidastumassa – mitä tehdä vai tehdäkö mitään?</text:h>
      <text:p text:style-name="P15"><text:a xlink:type="simple" xlink:href="https://www.aut.fi/files/2848/Sahkoautojen_verotus_ja_tyosuhdekannusteet_2203_2024.pdf" text:style-name="Internet_20_link" text:visited-style-name="Visited_20_Internet_20_Link">https://www.aut.fi/files/2848/Sahkoautojen_verotus_ja_tyosuhdekannusteet_2203_2024.pdf</text:a></text:p>
      <text:p text:style-name="P16">Ks. ajoneuvoverosta s. 15, 20, 22 ja 39 (päätelmä)</text:p>
      <text:p text:style-name="P16">HOX! Näissä tutkimuksissa/selvityksissä on yleensä pääpaino ajoneuvojen/sähköautojen autoverossa ja arvonlisäverossa, meillä ajoneuvoverossa. Mutta myös ajoneuvoveron nostamisen vaikutuksia on tuotu esille.</text:p>
      <text:h text:style-name="P3" text:outline-level="1">Valtiovarainministeriö</text:h>
      <text:h text:style-name="P7" text:outline-level="2">Lausuntopyyntö: Sähköautojen ja lataushybridien ajoneuvoveron korottaminen lausuntokierrokselle</text:h>
      <text:p text:style-name="P24">Tiedote 26.6.2024: <text:a xlink:type="simple" xlink:href="https://vm.fi/-/sahkoautojen-ja-lataushybridien-ajoneuvoveron-korottaminen-lausuntokierrokselle" text:style-name="Internet_20_link" text:visited-style-name="Visited_20_Internet_20_Link">https://vm.fi/-/sahkoautojen-ja-lataushybridien-ajoneuvoveron-korottaminen-lausuntokierrokselle</text:a> </text:p>
      <text:h text:style-name="P3" text:outline-level="1">Traficom</text:h>
      <text:h text:style-name="P8" text:outline-level="2"><text:span text:style-name="T7">Ajoneuvovero</text:span></text:h>
      <text:p text:style-name="P25"><text:a xlink:type="simple" xlink:href="https://www.traficom.fi/fi/liikenne/autoilijalle/ajoneuvovero" text:style-name="Internet_20_link" text:visited-style-name="Visited_20_Internet_20_Link">https://www.traficom.fi/fi/liikenne/autoilijalle/ajoneuvovero</text:a> </text:p>
      <text:p text:style-name="P26">Ajoneuvovero = perusvero + käyttövoimavero (diesel ja sähkö)</text:p>
      <text:h text:style-name="P4" text:outline-level="1"><text:soft-page-break/>Veronmaksajat</text:h>
      <text:h text:style-name="P9" text:outline-level="2">Ajoneuvovero: perusvero ja käyttövoimavero</text:h>
      <text:p text:style-name="P27"><text:a xlink:type="simple" xlink:href="https://www.veronmaksajat.fi/neuvot/henkiloverotus/asuminen-ja-auto/autoilun-verotus/ajoneuvovero2/#2e71541a" text:style-name="Internet_20_link" text:visited-style-name="Visited_20_Internet_20_Link">https://www.veronmaksajat.fi/neuvot/henkiloverotus/asuminen-ja-auto/autoilun-verotus/ajoneuvovero2/#2e71541a</text:a> </text:p>
      <text:p text:style-name="P26"/>
      <text:p text:style-name="P12">Prediction modelling with ML</text:p>
      <text:p text:style-name="P17"/>
      <text:h text:style-name="P2" text:outline-level="1">Linear regression</text:h>
      <text:p text:style-name="P18"/>
      <text:p text:style-name="P19">task: to predict the future sales/registration of new e-cars with the level of vechile taxation.</text:p>
      <text:p text:style-name="P20">x = selittävä muuttuja, explanatory/independent variable: amount of vechile tax per year <text:span text:style-name="T2">per car?</text:span></text:p>
      <text:p text:style-name="P20"><text:span text:style-name="T3">y = </text:span><text:span text:style-name="T4">vaste eli selitettävä muuttuja, response/dependent variable</text:span></text:p>
      <text:p text:style-name="P21"><text:span text:style-name="T4">e </text:span><text:span text:style-name="T3">= virhe, error</text:span></text:p>
      <text:p text:style-name="P21"><text:span text:style-name="T3">y = f(x) + e -&gt; </text:span><text:span text:style-name="T5">lineaarinen lauseke: a + bx , missä</text:span></text:p>
      <text:p text:style-name="P22"><text:span text:style-name="T3">a = alfa, vakiotermi, intercept</text:span></text:p>
      <text:p text:style-name="P22"><text:span text:style-name="T3">b = beta, kulmakerroin, slope</text:span></text:p>
      <text:p text:style-name="P23"><text:span text:style-name="T3">Suoran sovittaminen pienimmän neliösumman menetelmällä </text:span><text:span text:style-name="T6">(PNS), method of least squares</text:span></text:p>
      <text:p text:style-name="P23"><text:span text:style-name="T3"/></text:p>
      <text:p text:style-name="P21"><text:span text:style-name="T3"/></text:p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i" fo:country="FI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i" fo:country="FI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4:56:14.456205497</meta:creation-date>
    <meta:generator>LibreOffice/7.3.7.2$Linux_X86_64 LibreOffice_project/30$Build-2</meta:generator>
    <dc:date>2024-10-09T01:43:10.875242371</dc:date>
    <meta:editing-duration>P4DT10H26M29S</meta:editing-duration>
    <meta:editing-cycles>16</meta:editing-cycles>
    <meta:document-statistic meta:table-count="0" meta:image-count="0" meta:object-count="0" meta:page-count="2" meta:paragraph-count="31" meta:word-count="168" meta:character-count="1764" meta:non-whitespace-character-count="1622"/>
  </office:meta>
</office:document-meta>
</file>